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c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sh began work on the designs in 1815, and the Pavilion was completed in 1823.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W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ing able to link computers into networks has enormously boosted their cap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igu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Ambigu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 is agreed that the Enlightenment was at the height of its influence in the 1760s and early 1770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ectnes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Correct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f BAC levels increase to around 200 mg/100 ml then speech becomes slurred and coordination of movement is impair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/Re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Relevance</text:p>
          </table:table-cell>
          <table:table-cell table:style-name="ce1" office:value-type="string" calcext:value-type="string">
            <text:p>Ambigu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e number system which we all use in everyday life is called the denary representation, or sometimes the decimal representation, of number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Relevance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23:01:47.13792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</meta:initial-creator>
    <meta:creation-date>2015-11-16T15:40:15.536735876</meta:creation-date>
    <dc:date>2015-11-17T23:54:16.477049746</dc:date>
    <dc:creator>Keith </dc:creator>
    <meta:editing-duration>PT2H38M31S</meta:editing-duration>
    <meta:editing-cycles>3</meta:editing-cycles>
    <meta:generator>LibreOffice/4.2.8.2$Linux_X86_64 LibreOffice_project/420m0$Build-2</meta:generator>
    <meta:document-statistic meta:table-count="1" meta:cell-count="136" meta:object-count="0"/>
  </office:meta>
</office:document-meta>
</file>